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2C00004FAA00003D5C558CD059B1613B9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8cm" svg:height="16cm" svg:x="0cm" svg:y="0cm">
          <draw:image xlink:href="Pictures/2000012C00004FAA00003D5C558CD059B1613B9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1:42:30.833000000</meta:creation-date>
    <dc:date>2016-01-11T11:23:23.645000000</dc:date>
    <meta:editing-duration>PT2M2S</meta:editing-duration>
    <meta:editing-cycles>2</meta:editing-cycles>
    <meta:generator>LibreOffice/5.0.4.2$Windows_X86_64 LibreOffice_project/2b9802c1994aa0b7dc6079e128979269cf95bc78</meta:generator>
    <meta:document-statistic meta:object-count="1"/>
  </office:meta>
</office:document-meta>
</file>